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zipFileSystem.createFile( File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zipFileSystem.GzipFileSystem( FileName rootName , FileObject parentLayer , FileSystemOptions fileSystem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zipFileSystem.addCapabilities( final Collection ca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